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Group A Offens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Drugs/Narc.</text:p>
          </table:table-cell>
          <table:table-cell table:style-name="ce21" office:value-type="float" office:value="445">
            <text:p>445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341">
            <text:p>34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Weapons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Property Vandalism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Forger/Counterf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Kidnap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Rape/Forc Sex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urder/Manslaughter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on Forc. Sex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/Blackmai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